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ision" style:family="table">
      <style:table-properties style:width="7.25cm" table:align="left" style:writing-mode="lr-tb"/>
    </style:style>
    <style:style style:name="tabDecision.A" style:family="table-column">
      <style:table-column-properties style:column-width="2.249cm"/>
    </style:style>
    <style:style style:name="tabDecision.B" style:family="table-column">
      <style:table-column-properties style:column-width="5.001cm"/>
    </style:style>
    <style:style style:name="tabDecision.1" style:family="table-row">
      <style:table-row-properties style:keep-together="true" fo:keep-together="auto"/>
    </style:style>
    <style:style style:name="tabDecision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Decision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5" style:family="paragraph" style:parent-style-name="ModificationSituation">
      <style:paragraph-properties fo:margin-left="0cm" fo:margin-right="0cm" fo:text-align="start" style:justify-single-word="false" fo:text-indent="0cm" style:auto-text-indent="false"/>
      <style:text-properties fo:color="#000000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style:snap-to-layout-grid="false">
        <style:tab-stops>
          <style:tab-stop style:position="8.89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8pt" fo:font-weight="normal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9pt" style:font-size-asian="9pt" style:font-size-complex="9pt"/>
    </style:style>
    <style:style style:name="P15" style:family="paragraph" style:parent-style-name="Standard">
      <style:paragraph-properties fo:margin-top="0cm" fo:margin-bottom="0.101cm" fo:line-height="100%">
        <style:tab-stops>
          <style:tab-stop style:position="8.89cm"/>
        </style:tab-stops>
      </style:paragraph-properties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NormalSolidaire">
      <style:paragraph-properties fo:margin-top="0cm" fo:margin-bottom="0cm" fo:line-height="100%" fo:keep-with-next="always"/>
      <style:text-properties fo:color="#000000" style:font-name="Arial" fo:font-size="11pt" style:font-size-asian="11pt" style:font-name-complex="Arial" style:font-size-complex="11pt"/>
    </style:style>
    <style:style style:name="P17" style:family="paragraph" style:parent-style-name="Salutation_20__28_user_29_">
      <style:paragraph-properties fo:margin-top="0cm" fo:margin-bottom="0cm" fo:keep-with-next="always"/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NormalSolidaire">
      <style:paragraph-properties fo:keep-with-next="always"/>
      <style:text-properties fo:color="#000000" style:font-name="Arial" fo:font-size="8pt" fo:font-weight="normal" style:font-size-asian="8pt" style:font-weight-asian="normal" style:font-name-complex="Arial" style:font-size-complex="8pt" style:font-weight-complex="bold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11.21cm"/>
        </style:tab-stops>
      </style:paragraph-properties>
      <style:text-properties fo:color="#000000" style:font-name="Arial" fo:font-size="9pt" style:font-size-asian="9pt" style:font-size-complex="9pt"/>
    </style:style>
    <style:style style:name="P20" style:family="paragraph" style:parent-style-name="Standard" style:master-page-name="First_20_Page">
      <style:paragraph-properties fo:text-align="center" style:justify-single-word="false" style:page-number="auto" fo:break-before="page">
        <style:tab-stops>
          <style:tab-stop style:position="11.21cm"/>
        </style:tab-stops>
      </style:paragraph-properties>
      <style:text-properties fo:color="#000000" style:font-name="Arial" fo:font-size="8pt" fo:language="fr" fo:country="FR" style:font-size-asian="8pt" style:font-name-complex="Arial" style:font-size-complex="8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top="0cm" fo:margin-bottom="0.049cm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3" style:family="paragraph" style:parent-style-name="NormalSolidaire">
      <style:paragraph-properties fo:margin-top="0cm" fo:margin-bottom="0cm" fo:line-height="100%" fo:keep-with-next="always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24" style:family="paragraph" style:parent-style-name="NormalSolidaire">
      <style:paragraph-properties fo:margin-top="0cm" fo:margin-bottom="0.049cm" fo:line-height="100%" fo:keep-with-next="always"/>
      <style:text-properties fo:color="#000000" style:font-name="Arial" fo:font-size="11pt" style:font-size-asian="11pt" style:font-name-complex="Arial" style:font-size-complex="11pt"/>
    </style:style>
    <style:style style:name="P25" style:family="paragraph" style:parent-style-name="NormalSolidaire">
      <style:paragraph-properties fo:keep-with-next="always"/>
      <style:text-properties fo:color="#000000" style:font-name="Arial" fo:font-size="11pt" fo:font-weight="normal" style:font-size-asian="11pt" style:font-weight-asian="normal" style:font-name-complex="Arial" style:font-size-complex="11pt" style:font-weight-complex="bold"/>
    </style:style>
    <style:style style:name="P26" style:family="paragraph" style:parent-style-name="ModificationSituation">
      <style:paragraph-properties fo:margin-left="0cm" fo:margin-right="0cm" fo:text-indent="0cm" style:auto-text-indent="false"/>
      <style:text-properties fo:color="#000000" style:font-name="Arial" fo:font-size="8pt" fo:language="fr" fo:country="FR" style:font-size-asian="8pt" style:font-name-complex="Arial" style:font-size-complex="8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font-size="11pt" fo:language="fr" fo:country="F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language="fr" fo:country="FR"/>
    </style:style>
    <style:style style:name="T4" style:family="text">
      <style:text-properties fo:language="fr" fo:country="FR" fo:background-color="#ffffff"/>
    </style:style>
    <style:style style:name="T5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6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5">%#include </text:span><text:span text:style-name="T6">enTetesDecisionRFM</text:span><text:span text:style-name="T5">#%</text:span></text:p>
      <text:p text:style-name="P14">%=GESTIONNAIRE=%</text:p>
      <text:p text:style-name="P14">%=LIBELLE_TEL=%</text:p>
      <text:p text:style-name="P10"/>
      <text:p text:style-name="P12">%=IS_COPIE=%<text:span text:style-name="T7"><text:tab/><text:tab/> <text:s text:c="2"/>%=DATE_ET_LIEU=%</text:span></text:p>
      <text:p text:style-name="P6">%=NSS=%</text:p>
      <text:p text:style-name="P6">%=AYANT_DROIT=%</text:p>
      <text:p text:style-name="P8"/>
      <text:p text:style-name="P15">%=DATE_DECISION=%</text:p>
      <table:table table:name="tabDecision" table:style-name="tabDecision">
        <table:table-column table:style-name="tabDecision.A"/>
        <table:table-column table:style-name="tabDecision.B"/>
        <table:table-row table:style-name="tabDecision.1">
          <table:table-cell table:style-name="tabDecision.A1" office:value-type="string">
            <text:p text:style-name="P7">%=ANNEE=%</text:p>
          </table:table-cell>
          <table:table-cell table:style-name="tabDecision.B1" office:value-type="string">
            <text:p text:style-name="P7">%=NUMERO_DECISION=%</text:p>
          </table:table-cell>
        </table:table-row>
        <table:table-row table:style-name="tabDecision.1">
          <table:table-cell table:style-name="tabDecision.A1" office:value-type="string">
            <text:p text:style-name="P7">%{ligne}%%=VAR_ANNEE=%</text:p>
          </table:table-cell>
          <table:table-cell table:style-name="tabDecision.B1" office:value-type="string">
            <text:p text:style-name="P7">%=VAR_NUMERO_DECISION=%</text:p>
          </table:table-cell>
        </table:table-row>
      </table:table>
      <text:p text:style-name="P8"/>
      <text:p text:style-name="P11">%=TITRE=%</text:p>
      <text:p text:style-name="P8"/>
      <text:p text:style-name="P13">%=PARAGRAPHE1=%</text:p>
      <text:p text:style-name="P9"/>
      <text:p text:style-name="P13">%=PARAGRAPHE2=%</text:p>
      <text:p text:style-name="P8"/>
      <text:p text:style-name="P24">%=<text:span text:style-name="T1">remLineWhenBlank(</text:span>TITRE_REMARQUE,1)=%</text:p>
      <text:p text:style-name="P22">%=<text:span text:style-name="T1">remLineWhenBlank(</text:span>REMARQUE,0)=%</text:p>
      <text:p text:style-name="P22">%=<text:span text:style-name="T1">remLineWhenBlank(</text:span>REMARQUE_DEPOT,0)=%</text:p>
      <text:p text:style-name="P13">%=<text:span text:style-name="T1">remLineWhenBlank(</text:span>REMARQUE_RETOUR_BV,0)=%</text:p>
      <text:p text:style-name="P25"/>
      <text:p text:style-name="P24">%=<text:span text:style-name="T1">remLineWhenBlank(</text:span>TITRE_MOYEN_DROIT,1)=%</text:p>
      <text:p text:style-name="P23">%=<text:span text:style-name="T1">remLineWhenBlank(</text:span>MOYEN_DROIT,0)=%</text:p>
      <text:list text:style-name="WW8Num4">
        <text:list-header>
          <text:p text:style-name="P5"/>
        </text:list-header>
      </text:list>
      <text:p text:style-name="P17">%=SALUTATIONS=%</text:p>
      <text:p text:style-name="P26"/>
      <text:p text:style-name="P3"><text:span text:style-name="T3"><text:tab/><text:tab/><text:tab/><text:tab/><text:tab/><text:tab/><text:tab/><text:tab/><text:tab/></text:span><text:span text:style-name="T2">%#include signatureRFM#%</text:span></text:p>
      <text:p text:style-name="P4"><text:span text:style-name="T3">%=pushToEnd()=%</text:span><text:span text:style-name="T4">%#include tabAnnexesEtCopiesRFM#%</text:span></text:p>
      <text:p text:style-name="P19"><text:span text:style-name="T5">%#include</text:span><text:span text:style-name="T6"> tableauDecompte</text:span><text:span text:style-name="T5">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page-layout style:name="pm1">
      <style:page-layout-properties fo:page-width="21.001cm" fo:page-height="29.7cm" style:num-format="1" style:print-orientation="portrait" fo:margin-top="0.58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0.499cm" fo:margin-bottom="1.499cm" fo:margin-left="1.951cm" fo:margin-right="1.95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pm1">
      <style:footer>
        <text:p text:style-name="P1">%=PAGE=% %=docPageCountPlus(COUNT_ADD)=% %=FIN_PAGE=%</text:p>
      </style:footer>
    </style:master-page>
    <style:master-page style:name="First_20_Page" style:display-name="First Page" style:page-layout-name="pm2" style:next-style-name="Standard">
      <style:footer>
        <text:p text:style-name="P2">%=PAGE=% %=docPageCountPlus(COUNT_ADD)=% %=<text:span text:style-name="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06-13T16:16:03</dc:date>
    <meta:printed-by>Mike Boillat</meta:printed-by>
    <meta:print-date>2012-03-06T13:41:22</meta:print-date>
    <meta:editing-cycles>183</meta:editing-cycles>
    <meta:editing-duration>PT20H21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6" meta:word-count="72" meta:character-count="700"/>
  </office:meta>
</office:document-meta>
</file>